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ecklenburg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02">
            <text:p>102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30">
            <text:p>130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81">
            <text:p>181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30">
            <text:p>530</text:p>
          </table:table-cell>
          <table:table-cell table:style-name="ce23" office:value-type="float" office:value="35">
            <text:p>3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27">
            <text:p>127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401">
            <text:p>401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687">
            <text:p>687</text:p>
          </table:table-cell>
          <table:table-cell table:style-name="ce23" office:value-type="float" office:value="16">
            <text:p>1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217">
            <text:p>1217</text:p>
          </table:table-cell>
          <table:table-cell table:style-name="ce23" office:value-type="float" office:value="51">
            <text:p>51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